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d63" officeooo:paragraph-rsid="00187d63"/>
    </style:style>
    <style:style style:name="P2" style:family="paragraph" style:parent-style-name="Standard">
      <style:text-properties officeooo:rsid="0019d412" officeooo:paragraph-rsid="0019d412"/>
    </style:style>
    <style:style style:name="P3" style:family="paragraph" style:parent-style-name="Standard">
      <style:text-properties officeooo:rsid="001b980f" officeooo:paragraph-rsid="001b980f"/>
    </style:style>
    <style:style style:name="P4" style:family="paragraph" style:parent-style-name="Standard">
      <style:text-properties officeooo:rsid="001dd172" officeooo:paragraph-rsid="001dd172"/>
    </style:style>
    <style:style style:name="P5" style:family="paragraph" style:parent-style-name="Standard">
      <style:text-properties officeooo:rsid="001ef25c" officeooo:paragraph-rsid="001ef25c"/>
    </style:style>
    <style:style style:name="P6" style:family="paragraph" style:parent-style-name="Standard">
      <style:text-properties officeooo:rsid="00204f82" officeooo:paragraph-rsid="00204f82"/>
    </style:style>
    <style:style style:name="P7" style:family="paragraph" style:parent-style-name="Standard">
      <style:text-properties officeooo:rsid="0021e575" officeooo:paragraph-rsid="0021e575"/>
    </style:style>
    <style:style style:name="P8" style:family="paragraph" style:parent-style-name="Standard">
      <style:text-properties officeooo:rsid="0022f853" officeooo:paragraph-rsid="0022f853"/>
    </style:style>
    <style:style style:name="T1" style:family="text">
      <style:text-properties officeooo:rsid="0019d412"/>
    </style:style>
    <style:style style:name="T2" style:family="text">
      <style:text-properties officeooo:rsid="001b980f"/>
    </style:style>
    <style:style style:name="T3" style:family="text">
      <style:text-properties officeooo:rsid="002473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– Práctica 1</text:p>
      <text:p text:style-name="P1"/>
      <text:p text:style-name="P1">Terminal</text:p>
      <text:p text:style-name="P1">ifconfig → ver información sobre la red</text:p>
      <text:p text:style-name="P1"/>
      <text:p text:style-name="P1"/>
      <text:p text:style-name="P1">Formato dirección IP: 4 números separados por un punto.</text:p>
      <text:p text:style-name="P1">Cada uno de esos números es un entero sin signo de 1 byte. Por tanto, cada uno de ellos tiene un rango de 0 a 2⁸ – 1 = 0 a 255.</text:p>
      <text:p text:style-name="P1">La menor IP posible es 0.0.0.0</text:p>
      <text:p text:style-name="P1">La mayor IP es 255.255.255.255</text:p>
      <text:p text:style-name="P1"/>
      <text:p text:style-name="P1">La idea es que cualquier ordenador conectado a la misma red debe tener una IP diferente. En realidad, cada ordenador conectado a Internet debería tener una dirección distinta, pero hay una forma de saltarse esto.</text:p>
      <text:p text:style-name="P1"/>
      <text:p text:style-name="P1">Las direcciones mostradas anteriormente son versión IPv4.</text:p>
      <text:p text:style-name="P1"/>
      <text:p text:style-name="P1">Hubo un momento donde esta versión se quedó corta para representar direcciones. Se pasó entonces a la IPv6. <text:span text:style-name="T1">Todas las direcciones IPv4 tienen una IPv6 asociada. Lo contrario no es cierto (hay más IPv6).</text:span></text:p>
      <text:p text:style-name="P1"/>
      <text:p text:style-name="P2">Las redes de alto nivel utilizan IPv6, pero los dispositivos nivel usuario (portátiles, Pcs) utilizan IPv4. Aun así, muchos ya están preparados para la transición.</text:p>
      <text:p text:style-name="P2"/>
      <text:p text:style-name="P2">Editor de texto → el de Linux, Atom, Vim, <text:span text:style-name="T2">Vi,</text:span> etc. Compilar desde línea de comandos.</text:p>
      <text:p text:style-name="P2"/>
      <text:p text:style-name="P3">El lenguaje C no indica cuánto debe ocupar un entero en memoria. Depende del dispositivo en particular.</text:p>
      <text:p text:style-name="P3"/>
      <text:p text:style-name="P3">Para fijar un tamaño concreto, se deben usar tipos de datos especiales, como uint32_t.</text:p>
      <text:p text:style-name="P1"/>
      <text:p text:style-name="P4">En C, al escribir 193u la u le indica al compilador que el entero es sin signo.</text:p>
      <text:p text:style-name="P4"/>
      <text:p text:style-name="P5">Muchas funciones C requieren que las direcciones se pasen como una estructura.</text:p>
      <text:p text:style-name="P5"/>
      <text:p text:style-name="P6">IP de broadcast: INADDR_BROADCAST (255.255.255.255) → le llega a todos los dispositivos conectados.</text:p>
      <text:p text:style-name="P6"/>
      <text:p text:style-name="P6">INADDR_ANY (0.0.0.0): indica cualquier dirección válida.</text:p>
      <text:p text:style-name="P6"/>
      <text:p text:style-name="P6">IP de loopback: la tienen todos los ordenadores. Cualquier paquete que se envía a esta dirección IP se queda en el mismo ordenador. Esto es útil si por ejemplo tenemos una página web en forma de código y queremos ejecutarla de forma que se quede en el propio ordenador.</text:p>
      <text:p text:style-name="P6"/>
      <text:p text:style-name="P6">INADDR_NONE: indica un error en la ejecución de la función.</text:p>
      <text:p text:style-name="P6"/>
      <text:p text:style-name="P6"/>
      <text:p text:style-name="P7">Son direcciones equivalentes:</text:p>
      <text:p text:style-name="P7">a) 193.110.128.200</text:p>
      <text:p text:style-name="P7">b) 0x28806EC1</text:p>
      <text:p text:style-name="P7">puesto que:</text:p>
      <text:p text:style-name="P7"><text:soft-page-break/>193 = C1, 110 = 6E, 128 = 80, 193 = 28</text:p>
      <text:p text:style-name="P7"/>
      <text:p text:style-name="P7">¿Por qué se invierte el orden? Debido al formato Little-endian/<text:span text:style-name="T3">big-endian</text:span>, referente a la forma en la que se almacenan los datos en memoria.</text:p>
      <text:p text:style-name="P7"/>
      <text:p text:style-name="P7">Big-endian → MSB a menor dirección de memoria.</text:p>
      <text:p text:style-name="P7">Little-endian → MSB a mayor dirección de memoria.</text:p>
      <text:p text:style-name="P7"/>
      <text:p text:style-name="P7">En la red, por razones históricas, se utiliza big-endian, que también se conoce como orden de red.</text:p>
      <text:p text:style-name="P7">Orden de host es el orden utilizado por el dispositivo.</text:p>
      <text:p text:style-name="P7"/>
      <text:p text:style-name="P8">Las direcciones que utilizan las Ips ya tienen en cuenta estos factore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10:55.361312170</meta:creation-date>
    <dc:date>2021-09-17T14:02:53.387120389</dc:date>
    <meta:editing-duration>PT3H18M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417" meta:character-count="2423" meta:non-whitespace-character-count="2036"/>
  </office:meta>
</office:document-meta>
</file>